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Component.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idateComponent.setHandlingErrorMethod( String handlingErro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setSchemaResource( Resource schem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getError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setSchemaLanguage( String schema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setSchemaSource( Source schem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set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setErrorHandlerFactory( MessageAwareErrorHandlerFactory errorHandl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doValidation( Validator validator , DOMSource src , DOM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getSchem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getSchema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transform( MessageExchange exchange , NormalizedMessage in , NormalizedMessage o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ValidateComponent.getHandlingErro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omponent.getSchem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